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99ccff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90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ize="54pt"/>
    </style:style>
    <style:style style:name="T1" style:family="text">
      <style:text-properties fo:font-family="'Times New Roman'" style:font-pitch="variable" fo:font-size="54pt" style:font-family-asian="'Times New Roman'" style:font-pitch-asian="variable" style:font-family-complex="'Times New Roman'" style:font-pitch-complex="variable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8.533cm" svg:height="15.293cm" svg:x="1.312cm" svg:y="1.148cm">
          <text:p text:style-name="P2"/>
        </draw:rect>
        <draw:rect draw:style-name="gr2" draw:text-style-name="P3" draw:layer="layout" svg:width="15.457cm" svg:height="1.189cm" svg:x="2.768cm" svg:y="1.845cm">
          <text:p text:style-name="P2">Parse source file</text:p>
        </draw:rect>
        <draw:rect draw:style-name="gr3" draw:text-style-name="P3" draw:layer="layout" svg:width="4.592cm" svg:height="3.115cm" svg:x="2.706cm" svg:y="4.594cm">
          <text:p text:style-name="P3">Extract </text:p>
          <text:p text:style-name="P3">contribution </text:p>
          <text:p text:style-name="P3">to R1</text:p>
        </draw:rect>
        <draw:rect draw:style-name="gr3" draw:text-style-name="P3" draw:layer="layout" svg:width="4.592cm" svg:height="3.115cm" svg:x="13.448cm" svg:y="4.594cm">
          <text:p text:style-name="P3">Extract </text:p>
          <text:p text:style-name="P3">contribution </text:p>
          <text:p text:style-name="P3">to Rn</text:p>
        </draw:rect>
        <draw:frame draw:style-name="gr4" draw:text-style-name="P4" draw:layer="layout" svg:width="1.907cm" svg:height="2.11cm" svg:x="9.543cm" svg:y="5.096cm">
          <draw:text-box>
            <text:p text:style-name="P2"><text:span text:style-name="T1">…</text:span></text:p>
          </draw:text-box>
        </draw:frame>
        <draw:rect draw:style-name="gr3" draw:text-style-name="P3" draw:layer="layout" svg:width="15.498cm" svg:height="1.599cm" svg:x="2.747cm" svg:y="9.184cm">
          <text:p text:style-name="P3">Combine into contribution to Rstore</text:p>
        </draw:rect>
        <draw:rect draw:style-name="gr2" draw:text-style-name="P3" draw:layer="layout" svg:width="10.865cm" svg:height="3.362cm" svg:x="5.023cm" svg:y="12.054cm">
          <text:p text:style-name="P3">Return partial Rstore</text:p>
          <text:p text:style-name="P3">or</text:p>
          <text:p text:style-name="P3">merge with previous Rstore</text:p>
        </draw:rect>
        <draw:line draw:style-name="gr5" draw:text-style-name="P1" draw:layer="layout" svg:x1="15.744cm" svg:y1="3.054cm" svg:x2="15.744cm" svg:y2="4.551cm">
          <text:p text:style-name="P2"/>
        </draw:line>
        <draw:line draw:style-name="gr5" draw:text-style-name="P1" draw:layer="layout" svg:x1="5.002cm" svg:y1="3.381cm" svg:x2="5.002cm" svg:y2="4.633cm">
          <text:p text:style-name="P2"/>
        </draw:line>
        <draw:line draw:style-name="gr5" draw:text-style-name="P1" draw:layer="layout" svg:x1="10.578cm" svg:y1="3.096cm" svg:x2="10.578cm" svg:y2="4.593cm">
          <text:p text:style-name="P2"/>
        </draw:line>
        <draw:line draw:style-name="gr5" draw:text-style-name="P1" draw:layer="layout" svg:x1="4.961cm" svg:y1="7.768cm" svg:x2="4.961cm" svg:y2="9.02cm">
          <text:p text:style-name="P2"/>
        </draw:line>
        <draw:line draw:style-name="gr5" draw:text-style-name="P1" draw:layer="layout" svg:x1="15.826cm" svg:y1="7.85cm" svg:x2="15.826cm" svg:y2="9.102cm">
          <text:p text:style-name="P2"/>
        </draw:line>
        <draw:line draw:style-name="gr5" draw:text-style-name="P1" draw:layer="layout" svg:x1="10.537cm" svg:y1="7.932cm" svg:x2="10.537cm" svg:y2="9.184cm">
          <text:p text:style-name="P2"/>
        </draw:line>
        <draw:line draw:style-name="gr5" draw:text-style-name="P1" draw:layer="layout" svg:x1="10.455cm" svg:y1="10.843cm" svg:x2="10.455cm" svg:y2="12.09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11-20T08:45:33</meta:creation-date>
    <dc:date>2005-03-28T12:30:10</dc:date>
    <dc:language>en-US</dc:language>
    <meta:editing-cycles>13</meta:editing-cycles>
    <meta:editing-duration>PT2H14M4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